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3cm"/>
    </style:style>
    <style:style style:name="gr9" style:family="graphic" style:parent-style-name="standard">
      <style:graphic-properties svg:stroke-color="#c5000b" draw:fill="none" draw:textarea-horizontal-align="justify" draw:textarea-vertical-align="middle" draw:auto-grow-height="false" fo:min-height="0.246cm" fo:min-width="0cm"/>
    </style:style>
    <style:style style:name="gr10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cm" svg:x="13cm" svg:y="1.8cm">
          <text:p text:style-name="P1"><text:span text:style-name="T1">Scout Database and</text:span></text:p>
          <text:p text:style-name="P1"><text:span text:style-name="T1">Invoic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1cm" svg:x="5.4cm" svg:y="4.2cm">
          <text:p text:style-name="P1"><text:span text:style-name="T1">Add New Me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0cm" svg:y="4.2cm">
          <text:p text:style-name="P1"><text:span text:style-name="T1">Edit Me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15.5cm" svg:y="4.2cm">
          <text:p text:style-name="P1"><text:span text:style-name="T1">Delete Me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1cm" svg:x="20.4cm" svg:y="4.2cm">
          <text:p text:style-name="P1"><text:span text:style-name="T1">Print In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5cm" svg:y1="2.8cm" svg:x2="7.4cm" svg:y2="4.2cm" draw:start-shape="id1" draw:start-glue-point="2" draw:end-shape="id2" draw:end-glue-point="0" svg:d="M15000 2800l-7600 1400" svg:viewBox="0 0 7601 1401">
          <text:p/>
        </draw:connector>
        <draw:connector draw:style-name="gr2" draw:text-style-name="P1" draw:layer="layout" draw:type="line" svg:x1="15cm" svg:y1="2.8cm" svg:x2="12cm" svg:y2="4.2cm" draw:start-shape="id1" draw:start-glue-point="2" draw:end-shape="id3" draw:end-glue-point="0" svg:d="M15000 2800l-3000 1400" svg:viewBox="0 0 3001 1401">
          <text:p/>
        </draw:connector>
        <draw:connector draw:style-name="gr2" draw:text-style-name="P1" draw:layer="layout" draw:type="line" svg:x1="15cm" svg:y1="2.8cm" svg:x2="17.5cm" svg:y2="4.2cm" draw:start-shape="id1" draw:start-glue-point="2" draw:end-shape="id4" draw:end-glue-point="0" svg:d="M15000 2800l2500 1400" svg:viewBox="0 0 2501 1401">
          <text:p/>
        </draw:connector>
        <draw:connector draw:style-name="gr2" draw:text-style-name="P1" draw:layer="layout" draw:type="line" svg:x1="15cm" svg:y1="2.8cm" svg:x2="22.4cm" svg:y2="4.2cm" draw:start-shape="id1" draw:start-glue-point="2" draw:end-shape="id5" draw:end-glue-point="0" svg:d="M15000 2800l7400 1400" svg:viewBox="0 0 7401 1401">
          <text:p/>
        </draw:connector>
        <draw:custom-shape draw:style-name="gr3" draw:text-style-name="P2" xml:id="id6" draw:id="id6" draw:layer="layout" svg:width="2.4cm" svg:height="1cm" svg:x="1.2cm" svg:y="6.7cm">
          <text:p text:style-name="P1"><text:span text:style-name="T1">Get Detail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4cm" svg:y1="5.2cm" svg:x2="2.4cm" svg:y2="6.7cm" draw:start-shape="id2" draw:start-glue-point="2" draw:end-shape="id6" draw:end-glue-point="0" svg:d="M7400 5200l-5000 1500" svg:viewBox="0 0 5001 1501">
          <text:p/>
        </draw:connector>
        <draw:custom-shape draw:style-name="gr4" draw:text-style-name="P2" xml:id="id7" draw:id="id7" draw:layer="layout" svg:width="3.1cm" svg:height="1cm" svg:x="3.9cm" svg:y="6.7cm">
          <text:p text:style-name="P1"><text:span text:style-name="T1">Add Member to</text:span></text:p>
          <text:p text:style-name="P1"><text:span text:style-name="T1">the 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5cm" svg:height="1cm" svg:x="1.6cm" svg:y="12.3cm">
          <text:p text:style-name="P1"><text:span text:style-name="T1">Get Member</text:span></text:p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cm" svg:height="1cm" svg:x="4.6cm" svg:y="12.3cm">
          <text:p text:style-name="P1"><text:span text:style-name="T1">Get Parent</text:span></text:p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4cm" svg:y1="5.2cm" svg:x2="5.45cm" svg:y2="6.7cm" draw:start-shape="id2" draw:start-glue-point="2" draw:end-shape="id7" draw:end-glue-point="0" svg:d="M7400 5200l-1950 1500" svg:viewBox="0 0 1951 1501">
          <text:p/>
        </draw:connector>
        <draw:connector draw:style-name="gr2" draw:text-style-name="P1" draw:layer="layout" draw:type="line" svg:x1="3.7cm" svg:y1="10.5cm" svg:x2="2.85cm" svg:y2="12.3cm" draw:start-shape="id8" draw:start-glue-point="2" draw:end-shape="id9" draw:end-glue-point="0" svg:d="M3700 10500l-850 1800" svg:viewBox="0 0 851 1801">
          <text:p/>
        </draw:connector>
        <draw:connector draw:style-name="gr2" draw:text-style-name="P1" draw:layer="layout" draw:type="line" svg:x1="3.7cm" svg:y1="10.5cm" svg:x2="5.85cm" svg:y2="12.3cm" draw:start-shape="id8" draw:start-glue-point="2" draw:end-shape="id10" draw:end-glue-point="0" svg:d="M3700 10500l2150 1800" svg:viewBox="0 0 2151 1801">
          <text:p/>
        </draw:connector>
        <draw:custom-shape draw:style-name="gr5" draw:text-style-name="P2" xml:id="id11" draw:id="id11" draw:layer="layout" svg:width="4cm" svg:height="1cm" svg:x="7.3cm" svg:y="6.7cm">
          <text:p text:style-name="P1"><text:span text:style-name="T1">Get Name of Member</text:span></text:p>
          <text:p text:style-name="P1"><text:span text:style-name="T1">to be Edit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cm" svg:y1="5.2cm" svg:x2="9.3cm" svg:y2="6.7cm" draw:start-shape="id3" draw:start-glue-point="2" draw:end-shape="id11" draw:end-glue-point="0" svg:d="M12000 5200l-2700 1500" svg:viewBox="0 0 2701 1501">
          <text:p/>
        </draw:connector>
        <draw:custom-shape draw:style-name="gr6" draw:text-style-name="P2" xml:id="id13" draw:id="id13" draw:layer="layout" svg:width="3.2cm" svg:height="1cm" svg:x="7.6cm" svg:y="12.3cm">
          <text:p text:style-name="P1"><text:span text:style-name="T1">Get Member</text:span></text:p>
          <text:p text:style-name="P1"><text:span text:style-name="T1">Name from Us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3cm" svg:y1="7.7cm" svg:x2="9.2cm" svg:y2="9.5cm" draw:start-shape="id11" draw:start-glue-point="2" draw:end-shape="id12" draw:end-glue-point="0" svg:d="M9300 7700l-100 1800" svg:viewBox="0 0 101 1801">
          <text:p/>
        </draw:connector>
        <draw:custom-shape draw:style-name="gr6" draw:text-style-name="P2" xml:id="id12" draw:id="id12" draw:layer="layout" svg:width="3.2cm" svg:height="1cm" svg:x="7.6cm" svg:y="9.5cm">
          <text:p text:style-name="P1"><text:span text:style-name="T1">Check Name</text:span></text:p>
          <text:p text:style-name="P1"><text:span text:style-name="T1">Is Corre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2cm" svg:y1="10.5cm" svg:x2="9.2cm" svg:y2="12.3cm" draw:start-shape="id12" draw:start-glue-point="2" draw:end-shape="id13" draw:end-glue-point="0" svg:d="M9200 10500v1800" svg:viewBox="0 0 1 1801">
          <text:p/>
        </draw:connector>
        <draw:custom-shape draw:style-name="gr5" draw:text-style-name="P2" xml:id="id8" draw:id="id8" draw:layer="layout" svg:width="4cm" svg:height="1cm" svg:x="1.7cm" svg:y="9.5cm">
          <text:p text:style-name="P1"><text:span text:style-name="T1">Check Details</text:span></text:p>
          <text:p text:style-name="P1"><text:span text:style-name="T1">Are Vali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4cm" svg:y1="7.7cm" svg:x2="3.7cm" svg:y2="9.5cm" draw:start-shape="id6" draw:start-glue-point="2" draw:end-shape="id8" draw:end-glue-point="0" svg:d="M2400 7700l1300 1800" svg:viewBox="0 0 1301 1801">
          <text:p/>
        </draw:connector>
        <draw:custom-shape draw:style-name="gr6" draw:text-style-name="P2" xml:id="id15" draw:id="id15" draw:layer="layout" svg:width="3.2cm" svg:height="1cm" svg:x="11.1cm" svg:y="12.3cm">
          <text:p text:style-name="P1"><text:span text:style-name="T1">Get Data to be</text:span></text:p>
          <text:p text:style-name="P1"><text:span text:style-name="T1">Edited from U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3.2cm" svg:height="1cm" svg:x="11.1cm" svg:y="9.5cm">
          <text:p text:style-name="P1"><text:span text:style-name="T1">Check Data</text:span></text:p>
          <text:p text:style-name="P1"><text:span text:style-name="T1">Is Vali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7cm" svg:y1="10.5cm" svg:x2="12.7cm" svg:y2="12.3cm" draw:start-shape="id14" draw:start-glue-point="2" draw:end-shape="id15" draw:end-glue-point="0" svg:d="M12700 10500v1800" svg:viewBox="0 0 1 1801">
          <text:p/>
        </draw:connector>
        <draw:connector draw:style-name="gr2" draw:text-style-name="P1" draw:layer="layout" draw:type="line" svg:x1="9.3cm" svg:y1="7.7cm" svg:x2="12.7cm" svg:y2="9.5cm" draw:start-shape="id11" draw:start-glue-point="2" draw:end-shape="id14" draw:end-glue-point="0" svg:d="M9300 7700l3400 1800" svg:viewBox="0 0 3401 1801">
          <text:p/>
        </draw:connector>
        <draw:custom-shape draw:style-name="gr5" draw:text-style-name="P2" xml:id="id19" draw:id="id19" draw:layer="layout" svg:width="4cm" svg:height="1cm" svg:x="14.4cm" svg:y="6.7cm">
          <text:p text:style-name="P1"><text:span text:style-name="T1">Get Name of Member</text:span></text:p>
          <text:p text:style-name="P1"><text:span text:style-name="T1">to be Delete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7" draw:id="id17" draw:layer="layout" svg:width="3.2cm" svg:height="1cm" svg:x="16.3cm" svg:y="12.3cm">
          <text:p text:style-name="P1"><text:span text:style-name="T1">Get Member</text:span></text:p>
          <text:p text:style-name="P1"><text:span text:style-name="T1">Name from U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3.2cm" svg:height="1cm" svg:x="16.3cm" svg:y="9.5cm">
          <text:p text:style-name="P1"><text:span text:style-name="T1">Check Name</text:span></text:p>
          <text:p text:style-name="P1"><text:span text:style-name="T1">Is Corre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9cm" svg:y1="10.5cm" svg:x2="17.9cm" svg:y2="12.3cm" draw:start-shape="id16" draw:start-glue-point="2" draw:end-shape="id17" draw:end-glue-point="0" svg:d="M17900 10500v1800" svg:viewBox="0 0 1 1801">
          <text:p/>
        </draw:connector>
        <draw:custom-shape draw:style-name="gr7" draw:text-style-name="P2" xml:id="id18" draw:id="id18" draw:layer="layout" svg:width="2.5cm" svg:height="1cm" svg:x="11.6cm" svg:y="6.7cm">
          <text:p text:style-name="P1"><text:span text:style-name="T1">Edit Data in</text:span></text:p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cm" svg:y1="5.2cm" svg:x2="12.85cm" svg:y2="6.7cm" draw:start-shape="id3" draw:start-glue-point="2" draw:end-shape="id18" draw:end-glue-point="0" svg:d="M12000 5200l850 1500" svg:viewBox="0 0 851 1501">
          <text:p/>
        </draw:connector>
        <draw:connector draw:style-name="gr2" draw:text-style-name="P1" draw:layer="layout" draw:type="line" svg:x1="17.5cm" svg:y1="5.2cm" svg:x2="16.4cm" svg:y2="6.7cm" draw:start-shape="id4" draw:start-glue-point="2" draw:end-shape="id19" draw:end-glue-point="0" svg:d="M17500 5200l-1100 1500" svg:viewBox="0 0 1101 1501">
          <text:p/>
        </draw:connector>
        <draw:connector draw:style-name="gr2" draw:text-style-name="P1" draw:layer="layout" draw:type="line" svg:x1="16.4cm" svg:y1="7.7cm" svg:x2="17.9cm" svg:y2="9.5cm" draw:start-shape="id19" draw:start-glue-point="2" draw:end-shape="id16" draw:end-glue-point="0" svg:d="M16400 7700l1500 1800" svg:viewBox="0 0 1501 1801">
          <text:p/>
        </draw:connector>
        <draw:custom-shape draw:style-name="gr6" draw:text-style-name="P2" xml:id="id20" draw:id="id20" draw:layer="layout" svg:width="3.2cm" svg:height="1cm" svg:x="18.6cm" svg:y="6.7cm">
          <text:p text:style-name="P1"><text:span text:style-name="T1">Delete Member</text:span></text:p>
          <text:p text:style-name="P1"><text:span text:style-name="T1">from Databas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5cm" svg:y1="5.2cm" svg:x2="20.2cm" svg:y2="6.7cm" draw:start-shape="id4" draw:start-glue-point="2" draw:end-shape="id20" draw:end-glue-point="0" svg:d="M17500 5200l2700 1500" svg:viewBox="0 0 2701 1501">
          <text:p/>
        </draw:connector>
        <draw:custom-shape draw:style-name="gr8" draw:text-style-name="P2" xml:id="id21" draw:id="id21" draw:layer="layout" svg:width="2.8cm" svg:height="1cm" svg:x="22.1cm" svg:y="6.7cm">
          <text:p text:style-name="P1"><text:span text:style-name="T1">Get Date</text:span></text:p>
          <text:p text:style-name="P1"><text:span text:style-name="T1">to be Printe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2" draw:id="id22" draw:layer="layout" svg:width="3.2cm" svg:height="1cm" svg:x="25.2cm" svg:y="6.7cm">
          <text:p text:style-name="P1"><text:span text:style-name="T1">Print Invoices</text:span></text:p>
          <text:p text:style-name="P1"><text:span text:style-name="T1">for that Da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2.4cm" svg:y1="5.2cm" svg:x2="23.5cm" svg:y2="6.7cm" draw:start-shape="id5" draw:start-glue-point="2" draw:end-shape="id21" draw:end-glue-point="0" svg:d="M22400 5200l1100 1500" svg:viewBox="0 0 1101 1501">
          <text:p/>
        </draw:connector>
        <draw:connector draw:style-name="gr2" draw:text-style-name="P1" draw:layer="layout" draw:type="line" svg:x1="22.4cm" svg:y1="5.2cm" svg:x2="26.8cm" svg:y2="6.7cm" draw:start-shape="id5" draw:start-glue-point="2" draw:end-shape="id22" draw:end-glue-point="0" svg:d="M22400 5200l4400 1500" svg:viewBox="0 0 4401 1501">
          <text:p/>
        </draw:connector>
        <draw:custom-shape draw:style-name="gr6" draw:text-style-name="P2" xml:id="id24" draw:id="id24" draw:layer="layout" svg:width="3.2cm" svg:height="1cm" svg:x="20.9cm" svg:y="12.3cm">
          <text:p text:style-name="P1"><text:span text:style-name="T1">Get Date</text:span></text:p>
          <text:p text:style-name="P1"><text:span text:style-name="T1">from U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3" draw:id="id23" draw:layer="layout" svg:width="3.2cm" svg:height="1cm" svg:x="20.9cm" svg:y="9.5cm">
          <text:p text:style-name="P1"><text:span text:style-name="T1">Check Date</text:span></text:p>
          <text:p text:style-name="P1"><text:span text:style-name="T1">is Vali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2.5cm" svg:y1="10.5cm" svg:x2="22.5cm" svg:y2="12.3cm" draw:start-shape="id23" draw:start-glue-point="2" draw:end-shape="id24" draw:end-glue-point="0" svg:d="M22500 10500v1800" svg:viewBox="0 0 1 1801">
          <text:p/>
        </draw:connector>
        <draw:connector draw:style-name="gr2" draw:text-style-name="P1" draw:layer="layout" draw:type="line" svg:x1="23.5cm" svg:y1="7.7cm" svg:x2="22.5cm" svg:y2="9.5cm" draw:start-shape="id21" draw:start-glue-point="2" draw:end-shape="id23" draw:end-glue-point="0" svg:d="M23500 7700l-1000 1800" svg:viewBox="0 0 1001 1801">
          <text:p/>
        </draw:connector>
        <draw:custom-shape draw:style-name="gr9" draw:text-style-name="P2" xml:id="id25" draw:id="id25" draw:layer="layout" svg:width="0.7cm" svg:height="0.7cm" svg:x="2.3cm" svg:y="11.1cm">
          <text:p text:style-name="P2"><text:span text:style-name="T1">Md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.898cm" svg:y1="11.202cm" svg:x2="3.26cm" svg:y2="10.737cm" draw:start-shape="id25" draw:start-glue-point="11" svg:d="M2898 11202l362-465" svg:viewBox="0 0 363 466">
          <text:p/>
        </draw:connector>
        <draw:custom-shape draw:style-name="gr9" draw:text-style-name="P2" xml:id="id26" draw:id="id26" draw:layer="layout" svg:width="0.7cm" svg:height="0.7cm" svg:x="5.24cm" svg:y="11.063cm">
          <text:p text:style-name="P2"><text:span text:style-name="T1">Pd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5.342cm" svg:y1="11.165cm" svg:x2="4.851cm" svg:y2="10.737cm" draw:start-shape="id26" draw:start-glue-point="5" svg:d="M5342 11165l-491-428" svg:viewBox="0 0 492 429">
          <text:p/>
        </draw:connector>
        <draw:custom-shape draw:style-name="gr9" draw:text-style-name="P2" xml:id="id27" draw:id="id27" draw:layer="layout" svg:width="0.7cm" svg:height="0.7cm" svg:x="3.389cm" svg:y="8.326cm">
          <text:p text:style-name="P2"><text:span text:style-name="T1"><text:s text:c="5"/></text:span><text:span text:style-name="T1">Pd,Md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3.491cm" svg:y1="8.428cm" svg:x2="3cm" svg:y2="8cm" draw:start-shape="id27" draw:start-glue-point="5" svg:d="M3491 8428l-491-428" svg:viewBox="0 0 492 429">
          <text:p/>
        </draw:connector>
        <draw:custom-shape draw:style-name="gr9" draw:text-style-name="P2" xml:id="id28" draw:id="id28" draw:layer="layout" svg:width="0.7cm" svg:height="0.7cm" svg:x="3.2cm" svg:y="5.4cm">
          <text:p text:style-name="P2"><text:span text:style-name="T1"><text:s text:c="5"/></text:span><text:span text:style-name="T1">Pd,Md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3.9cm" svg:y1="5.75cm" svg:x2="4.683cm" svg:y2="5.477cm" draw:start-shape="id28" draw:start-glue-point="10" svg:d="M3900 5750l783-273" svg:viewBox="0 0 784 274">
          <text:p/>
        </draw:connector>
        <draw:custom-shape draw:style-name="gr9" draw:text-style-name="P2" xml:id="id29" draw:id="id29" draw:layer="layout" svg:width="0.7cm" svg:height="0.7cm" svg:x="6.9cm" svg:y="5.6cm">
          <text:p text:style-name="P2"><text:span text:style-name="T1"><text:s text:c="19"/></text:span><text:span text:style-name="T1">Pd,Md</text:span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cm" svg:y1="5.95cm" svg:x2="6.27cm" svg:y2="6.509cm" draw:start-shape="id29" draw:start-glue-point="6" svg:d="M6900 5950l-630 559" svg:viewBox="0 0 631 560">
          <text:p/>
        </draw:connector>
        <draw:custom-shape draw:style-name="gr9" draw:text-style-name="P2" xml:id="id30" draw:id="id30" draw:layer="layout" svg:width="0.7cm" svg:height="0.7cm" svg:x="8.1cm" svg:y="11.3cm">
          <text:p text:style-name="P2"><text:span text:style-name="T1">N <text:s text:c="6"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8.45cm" svg:y1="11.3cm" svg:x2="8.413cm" svg:y2="10.637cm" draw:start-shape="id30" draw:start-glue-point="4" svg:d="M8450 11300l-37-663" svg:viewBox="0 0 38 664">
          <text:p/>
        </draw:connector>
        <draw:custom-shape draw:style-name="gr9" draw:text-style-name="P2" xml:id="id31" draw:id="id31" draw:layer="layout" svg:width="0.7cm" svg:height="0.7cm" svg:x="8.3cm" svg:y="8.5cm">
          <text:p text:style-name="P2"><text:span text:style-name="T1">N <text:s text:c="6"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8.65cm" svg:y1="8.5cm" svg:x2="8.613cm" svg:y2="7.837cm" draw:start-shape="id31" draw:start-glue-point="4" svg:d="M8650 8500l-37-663" svg:viewBox="0 0 38 664">
          <text:p/>
        </draw:connector>
        <draw:custom-shape draw:style-name="gr9" draw:text-style-name="P2" xml:id="id32" draw:id="id32" draw:layer="layout" svg:width="0.7cm" svg:height="0.7cm" svg:x="9cm" svg:y="5.8cm">
          <text:p text:style-name="P2"><text:span text:style-name="T1"><text:s text:c="3"/></text:span><text:span text:style-name="T1">N,D 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9.598cm" svg:y1="5.902cm" svg:x2="10.092cm" svg:y2="5.498cm" draw:start-shape="id32" draw:start-glue-point="11" svg:d="M9598 5902l494-404" svg:viewBox="0 0 495 405">
          <text:p/>
        </draw:connector>
        <draw:custom-shape draw:style-name="gr9" draw:text-style-name="P2" xml:id="id33" draw:id="id33" draw:layer="layout" svg:width="0.7cm" svg:height="0.7cm" svg:x="13cm" svg:y="11.463cm">
          <text:p text:style-name="P2"><text:span text:style-name="T1">D <text:s text:c="6"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3.35cm" svg:y1="11.463cm" svg:x2="13.313cm" svg:y2="10.8cm" draw:start-shape="id33" draw:start-glue-point="4" svg:d="M13350 11463l-37-663" svg:viewBox="0 0 38 664">
          <text:p/>
        </draw:connector>
        <draw:custom-shape draw:style-name="gr9" draw:text-style-name="P2" xml:id="id34" draw:id="id34" draw:layer="layout" svg:width="0.7cm" svg:height="0.7cm" svg:x="12cm" svg:y="8.463cm">
          <text:p text:style-name="P2"><text:span text:style-name="T1">D <text:s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102cm" svg:y1="8.565cm" svg:x2="11.483cm" svg:y2="8.176cm" draw:start-shape="id34" draw:start-glue-point="5" svg:d="M12102 8565l-619-389" svg:viewBox="0 0 620 390">
          <text:p/>
        </draw:connector>
        <draw:custom-shape draw:style-name="gr9" draw:text-style-name="P2" xml:id="id35" draw:id="id35" draw:layer="layout" svg:width="0.7cm" svg:height="0.7cm" svg:x="12.408cm" svg:y="5.302cm">
          <text:p text:style-name="P2"><text:span text:style-name="T1"/></text:p>
          <text:p text:style-name="P2"><text:span text:style-name="T1"/></text:p>
          <text:p text:style-name="P2"><text:span text:style-name="T1"><text:s text:c="19"/></text:span><text:span text:style-name="T1">N,D 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13.006cm" svg:y1="5.9cm" svg:x2="13.229cm" svg:y2="6.562cm" draw:start-shape="id35" draw:start-glue-point="9" svg:d="M13006 5900l223 662" svg:viewBox="0 0 224 663">
          <text:p/>
        </draw:connector>
        <draw:custom-shape draw:style-name="gr9" draw:text-style-name="P2" xml:id="id36" draw:id="id36" draw:layer="layout" svg:width="0.7cm" svg:height="0.7cm" svg:x="17.1cm" svg:y="11.3cm">
          <text:p text:style-name="P2"><text:span text:style-name="T1">N <text:s text:c="6"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7.45cm" svg:y1="11.3cm" svg:x2="17.413cm" svg:y2="10.637cm" draw:start-shape="id36" draw:start-glue-point="4" svg:d="M17450 11300l-37-663" svg:viewBox="0 0 38 664">
          <text:p/>
        </draw:connector>
        <draw:custom-shape draw:style-name="gr9" draw:text-style-name="P2" xml:id="id37" draw:id="id37" draw:layer="layout" svg:width="0.7cm" svg:height="0.7cm" svg:x="16.3cm" svg:y="8.5cm">
          <text:p text:style-name="P2"><text:span text:style-name="T1">N <text:s text:c="14"/></text:span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16.65cm" svg:y1="8.5cm" svg:x2="16.65cm" svg:y2="8.5cm" draw:start-shape="id37" draw:start-glue-point="4" draw:end-shape="id37" svg:d="M16650 8500z" svg:viewBox="0 0 1 1">
          <text:p/>
        </draw:connector>
        <draw:connector draw:style-name="gr10" draw:text-style-name="P1" draw:layer="layout" draw:type="line" svg:x1="16.402cm" svg:y1="8.602cm" svg:x2="16.043cm" svg:y2="7.938cm" draw:start-shape="id37" draw:start-glue-point="5" svg:d="M16402 8602l-359-664" svg:viewBox="0 0 360 665">
          <text:p/>
        </draw:connector>
        <draw:custom-shape draw:style-name="gr9" draw:text-style-name="P2" xml:id="id38" draw:id="id38" draw:layer="layout" svg:width="0.7cm" svg:height="0.7cm" svg:x="15.6cm" svg:y="5.8cm">
          <text:p text:style-name="P2"><text:span text:style-name="T1">N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6.198cm" svg:y1="5.902cm" svg:x2="16.822cm" svg:y2="5.351cm" draw:start-shape="id38" draw:start-glue-point="11" svg:d="M16198 5902l624-551" svg:viewBox="0 0 625 552">
          <text:p/>
        </draw:connector>
        <draw:custom-shape draw:style-name="gr9" draw:text-style-name="P2" xml:id="id39" draw:id="id39" draw:layer="layout" svg:width="0.7cm" svg:height="0.7cm" svg:x="19cm" svg:y="5.4cm">
          <text:p text:style-name="P2"><text:span text:style-name="T1"><text:s text:c="11"/></text:span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9.598cm" svg:y1="5.998cm" svg:x2="20.32cm" svg:y2="6.403cm" draw:start-shape="id39" draw:start-glue-point="9" svg:d="M19598 5998l722 405" svg:viewBox="0 0 723 406">
          <text:p/>
        </draw:connector>
        <draw:custom-shape draw:style-name="gr9" draw:text-style-name="P2" xml:id="id40" draw:id="id40" draw:layer="layout" svg:width="0.7cm" svg:height="0.7cm" svg:x="22.817cm" svg:y="11.363cm">
          <text:p text:style-name="P2"><text:span text:style-name="T1">D <text:s text:c="6"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3.167cm" svg:y1="11.363cm" svg:x2="23.204cm" svg:y2="10.716cm" draw:start-shape="id40" draw:start-glue-point="4" svg:d="M23167 11363l37-647" svg:viewBox="0 0 38 648">
          <text:p/>
        </draw:connector>
        <draw:custom-shape draw:style-name="gr9" draw:text-style-name="P2" xml:id="id41" draw:id="id41" draw:layer="layout" svg:width="0.7cm" svg:height="0.7cm" svg:x="21.817cm" svg:y="8.363cm">
          <text:p text:style-name="P2"><text:span text:style-name="T1">D <text:s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2.415cm" svg:y1="8.465cm" svg:x2="22.834cm" svg:y2="7.859cm" draw:start-shape="id41" draw:start-glue-point="11" svg:d="M22415 8465l419-606" svg:viewBox="0 0 420 607">
          <text:p/>
        </draw:connector>
        <draw:custom-shape draw:style-name="gr9" draw:text-style-name="P2" xml:id="id42" draw:id="id42" draw:layer="layout" svg:width="0.7cm" svg:height="0.7cm" svg:x="24.7cm" svg:y="5.247cm">
          <text:p text:style-name="P2"><text:span text:style-name="T1"><text:s text:c="12"/></text:span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5.298cm" svg:y1="5.845cm" svg:x2="26.194cm" svg:y2="6.245cm" draw:start-shape="id42" draw:start-glue-point="9" svg:d="M25298 5845l896 400" svg:viewBox="0 0 897 401">
          <text:p/>
        </draw:connector>
        <draw:custom-shape draw:style-name="gr9" draw:text-style-name="P2" xml:id="id43" draw:id="id43" draw:layer="layout" svg:width="0.7cm" svg:height="0.7cm" svg:x="21.8cm" svg:y="5.947cm">
          <text:p text:style-name="P2"><text:span text:style-name="T1">D <text:s text:c="6"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2.15cm" svg:y1="5.947cm" svg:x2="22.187cm" svg:y2="5.3cm" draw:start-shape="id43" draw:start-glue-point="4" svg:d="M22150 5947l37-647" svg:viewBox="0 0 38 6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4:52:56.190000000</meta:creation-date>
    <dc:date>2014-12-05T21:08:16.636000000</dc:date>
    <meta:editing-duration>PT32M57S</meta:editing-duration>
    <meta:editing-cycles>5</meta:editing-cycles>
    <meta:generator>LibreOffice/4.3.1.2$Windows_x86 LibreOffice_project/958349dc3b25111dbca392fbc281a05559ef6848</meta:generator>
    <meta:document-statistic meta:object-count="86"/>
  </office:meta>
</office:document-meta>
</file>